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05:26:14.232446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6-03T05:29:20.137405948</dc:date>
    <meta:editing-duration>PT13H3M40S</meta:editing-duration>
    <meta:editing-cycles>130</meta:editing-cycles>
    <meta:generator>LibreOffice/6.4.4.2$Linux_X86_64 LibreOffice_project/40$Build-2</meta:generator>
    <meta:document-statistic meta:table-count="54" meta:cell-count="1872" meta:object-count="0"/>
  </office:meta>
</office:document-meta>
</file>